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fea7" officeooo:paragraph-rsid="0015fea7"/>
    </style:style>
    <style:style style:name="P2" style:family="paragraph" style:parent-style-name="Standard" style:list-style-name="L1">
      <style:text-properties officeooo:rsid="0015fea7" officeooo:paragraph-rsid="0015fea7"/>
    </style:style>
    <style:style style:name="P3" style:family="paragraph" style:parent-style-name="Standard" style:list-style-name="L1">
      <style:text-properties officeooo:rsid="00196100" officeooo:paragraph-rsid="00196100"/>
    </style:style>
    <style:style style:name="P4" style:family="paragraph" style:parent-style-name="Standard" style:list-style-name="L1">
      <style:text-properties officeooo:rsid="001b32b8" officeooo:paragraph-rsid="001b32b8"/>
    </style:style>
    <style:style style:name="T1" style:family="text">
      <style:text-properties officeooo:rsid="0017aea8"/>
    </style:style>
    <style:style style:name="T2" style:family="text">
      <style:text-properties officeooo:rsid="001b32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4NDL cross section data format</text:p>
      <text:p text:style-name="P1"/>
      <text:list xml:id="list7741255807321535189" text:style-name="L1">
        <text:list-item>
          <text:p text:style-name="P2">there are three integers at the top of each data file</text:p>
        </text:list-item>
        <text:list-item>
          <text:p text:style-name="P2">the first <text:span text:style-name="T1">integer</text:span> is the <text:span text:style-name="T2">reaction type</text:span></text:p>
        </text:list-item>
        <text:list-item>
          <text:p text:style-name="P2">the second <text:span text:style-name="T1">integer </text:span>determines what kind of interpolation <text:span text:style-name="T1">scheme </text:span>is to be used between data points <text:span text:style-name="T1">for following data range, it is stored under vType</text:span></text:p>
          <text:list>
            <text:list-item>
              <text:p text:style-name="P2">type = 0: </text:p>
            </text:list-item>
            <text:list-item>
              <text:p text:style-name="P2"><text:s text:c="4"/>pVector = new G4PhysicsLinearVector();</text:p>
            </text:list-item>
            <text:list-item>
              <text:p text:style-name="P2"><text:s text:c="2"/>type = 1: </text:p>
            </text:list-item>
            <text:list-item>
              <text:p text:style-name="P2"><text:s text:c="4"/>pVector = new G4PhysicsLogVector();</text:p>
            </text:list-item>
            <text:list-item>
              <text:p text:style-name="P2"><text:s text:c="2"/>type = 2: </text:p>
            </text:list-item>
            <text:list-item>
              <text:p text:style-name="P2"><text:s text:c="4"/>pVector = new G4PhysicsLnVector();</text:p>
            </text:list-item>
            <text:list-item>
              <text:p text:style-name="P2"><text:s text:c="2"/>type = 3: </text:p>
            </text:list-item>
            <text:list-item>
              <text:p text:style-name="P2"><text:s text:c="4"/>pVector = new G4PhysicsFreeVector();</text:p>
            </text:list-item>
            <text:list-item>
              <text:p text:style-name="P2"><text:s text:c="2"/>type = 4: </text:p>
            </text:list-item>
            <text:list-item>
              <text:p text:style-name="P2"><text:s text:c="4"/>pVector = new G4PhysicsOrderedFreeVector();</text:p>
            </text:list-item>
            <text:list-item>
              <text:p text:style-name="P2"><text:s text:c="2"/>type = 5: </text:p>
            </text:list-item>
            <text:list-item>
              <text:p text:style-name="P2"><text:s text:c="4"/>pVector = new G4LPhysicsFreeVector();</text:p>
            </text:list-item>
          </text:list>
        </text:list-item>
        <text:list-item>
          <text:p text:style-name="P2">the third <text:span text:style-name="T1">integer is the number of data points there are, the number of (projectile energy, interaction cross-section) pairs</text:span></text:p>
        </text:list-item>
        <text:list-item>
          <text:p text:style-name="P3">the data <text:span text:style-name="T2">old</text:span> is in ACII format</text:p>
        </text:list-item>
        <text:list-item>
          <text:p text:style-name="P4">the new data is in a compressed binary format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8-05T11:38:25.920816021</meta:creation-date>
    <dc:date>2014-08-11T13:28:00.784367518</dc:date>
    <dc:creator>Wesley Ford</dc:creator>
    <meta:editing-duration>PT2H46M14S</meta:editing-duration>
    <meta:editing-cycles>3</meta:editing-cycles>
    <meta:generator>LibreOffice/4.2.5.2$Linux_X86_64 LibreOffice_project/420$Build-2</meta:generator>
    <meta:document-statistic meta:table-count="0" meta:image-count="0" meta:object-count="0" meta:page-count="1" meta:paragraph-count="19" meta:word-count="143" meta:character-count="804" meta:non-whitespace-character-count="658"/>
  </office:meta>
</office:document-meta>
</file>